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2" style:family="table">
      <style:table-properties style:width="6.8708in" fo:margin-left="0.0465in" fo:margin-right="0.0076in" table:align="margins"/>
    </style:style>
    <style:style style:name="Table2.A" style:family="table-column">
      <style:table-column-properties style:column-width="1.1451in" style:rel-column-width="10922*"/>
    </style:style>
    <style:style style:name="Table2.F" style:family="table-column">
      <style:table-column-properties style:column-width="1.1451in" style:rel-column-width="10925*"/>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3" style:family="table">
      <style:table-properties style:width="3.4167in" fo:margin-left="0.0465in" fo:margin-right="3.4618in" table:align="margins"/>
    </style:style>
    <style:style style:name="Table3.A" style:family="table-column">
      <style:table-column-properties style:column-width="1.1667in" style:rel-column-width="22377*"/>
    </style:style>
    <style:style style:name="Table3.B" style:family="table-column">
      <style:table-column-properties style:column-width="1.125in" style:rel-column-width="21578*"/>
    </style:style>
    <style:style style:name="Table3.C" style:family="table-column">
      <style:table-column-properties style:column-width="1.125in" style:rel-column-width="21580*"/>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1" style:family="table">
      <style:table-properties style:width="1in" fo:margin-left="0.0465in" fo:margin-right="5.8785in" table:align="margins"/>
    </style:style>
    <style:style style:name="Table1.A" style:family="table-column">
      <style:table-column-properties style:column-width="1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4" style:family="table">
      <style:table-properties style:width="5.3722in" fo:margin-left="0.0465in" fo:margin-right="1.5063in" table:align="margins"/>
    </style:style>
    <style:style style:name="Table4.A" style:family="table-column">
      <style:table-column-properties style:column-width="0.6715in" style:rel-column-width="8191*"/>
    </style:style>
    <style:style style:name="Table4.H" style:family="table-column">
      <style:table-column-properties style:column-width="0.6722in" style:rel-column-width="8198*"/>
    </style:style>
    <style:style style:name="Table4.A1" style:family="table-cell">
      <style:table-cell-properties fo:padding="0.0382in" fo:border-left="0.5pt solid #000000" fo:border-right="none" fo:border-top="0.5pt solid #000000" fo:border-bottom="0.5pt solid #000000"/>
    </style:style>
    <style:style style:name="Table4.H1" style:family="table-cell">
      <style:table-cell-properties fo:padding="0.0382in" fo:border="0.5pt solid #000000"/>
    </style:style>
    <style:style style:name="Table5" style:family="table">
      <style:table-properties style:width="3.375in" fo:margin-left="0.0465in" fo:margin-right="3.5035in" table:align="margins"/>
    </style:style>
    <style:style style:name="Table5.A" style:family="table-column">
      <style:table-column-properties style:column-width="0.6875in" style:rel-column-width="13349*"/>
    </style:style>
    <style:style style:name="Table5.C" style:family="table-column">
      <style:table-column-properties style:column-width="0.625in" style:rel-column-width="12136*"/>
    </style:style>
    <style:style style:name="Table5.E" style:family="table-column">
      <style:table-column-properties style:column-width="0.6875in" style:rel-column-width="13352*"/>
    </style:style>
    <style:style style:name="Table5.A1" style:family="table-cell">
      <style:table-cell-properties fo:padding="0.0382in" fo:border-left="0.5pt solid #000000" fo:border-right="none" fo:border-top="0.5pt solid #000000" fo:border-bottom="0.5pt solid #000000"/>
    </style:style>
    <style:style style:name="Table5.E1" style:family="table-cell">
      <style:table-cell-properties fo:padding="0.0382in" fo:border="0.5pt solid #000000"/>
    </style:style>
    <style:style style:name="Table6" style:family="table">
      <style:table-properties style:width="4in" fo:margin-left="0.0465in" fo:margin-right="2.8785in" table:align="margins"/>
    </style:style>
    <style:style style:name="Table6.A" style:family="table-column">
      <style:table-column-properties style:column-width="1.75in" style:rel-column-width="28671*"/>
    </style:style>
    <style:style style:name="Table6.B" style:family="table-column">
      <style:table-column-properties style:column-width="0.25in" style:rel-column-width="4095*"/>
    </style:style>
    <style:style style:name="Table6.D" style:family="table-column">
      <style:table-column-properties style:column-width="1.75in" style:rel-column-width="28674*"/>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7" style:family="table">
      <style:table-properties style:width="2.9361in" fo:margin-left="0.0465in" fo:margin-right="3.9424in" table:align="margins"/>
    </style:style>
    <style:style style:name="Table7.A" style:family="table-column">
      <style:table-column-properties style:column-width="0.734in" style:rel-column-width="16383*"/>
    </style:style>
    <style:style style:name="Table7.D" style:family="table-column">
      <style:table-column-properties style:column-width="0.734in" style:rel-column-width="16386*"/>
    </style:style>
    <style:style style:name="Table7.A1" style:family="table-cell">
      <style:table-cell-properties fo:padding="0.0382in" fo:border-left="0.5pt solid #000000" fo:border-right="none" fo:border-top="0.5pt solid #000000" fo:border-bottom="0.5pt solid #000000"/>
    </style:style>
    <style:style style:name="Table7.D1" style:family="table-cell">
      <style:table-cell-properties fo:padding="0.0382in" fo:border="0.5pt solid #000000"/>
    </style:style>
    <style:style style:name="Table8" style:family="table">
      <style:table-properties style:width="2.3125in" fo:margin-left="0.0465in" fo:margin-right="4.566in" table:align="margins" fo:background-color="transparent">
        <style:background-image/>
      </style:table-properties>
    </style:style>
    <style:style style:name="Table8.A" style:family="table-column">
      <style:table-column-properties style:column-width="1.1563in" style:rel-column-width="32767*"/>
    </style:style>
    <style:style style:name="Table8.B" style:family="table-column">
      <style:table-column-properties style:column-width="1.1563in" style:rel-column-width="32768*"/>
    </style:style>
    <style:style style:name="Table8.1" style:family="table-row">
      <style:table-row-properties fo:background-color="transparent">
        <style:background-image/>
      </style:table-row-properties>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9" style:family="table">
      <style:table-properties style:width="2.125in" fo:margin-left="0.0465in" fo:margin-right="4.7535in" table:align="margins"/>
    </style:style>
    <style:style style:name="Table9.A" style:family="table-column">
      <style:table-column-properties style:column-width="0.7083in" style:rel-column-width="21845*"/>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10" style:family="table">
      <style:table-properties style:width="2.125in" fo:margin-left="0.0465in" fo:margin-right="4.7535in" table:align="margins"/>
    </style:style>
    <style:style style:name="Table10.A" style:family="table-column">
      <style:table-column-properties style:column-width="0.708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P1" style:family="paragraph" style:parent-style-name="Text_20_body">
      <style:paragraph-properties fo:margin-top="0in" fo:margin-bottom="0in" style:contextual-spacing="false"/>
      <style:text-properties officeooo:rsid="001263c0" officeooo:paragraph-rsid="001263c0"/>
    </style:style>
    <style:style style:name="P2" style:family="paragraph" style:parent-style-name="Text_20_body">
      <style:paragraph-properties fo:margin-top="0in" fo:margin-bottom="0in" style:contextual-spacing="false"/>
      <style:text-properties officeooo:rsid="0019809f" officeooo:paragraph-rsid="0019809f"/>
    </style:style>
    <style:style style:name="P3" style:family="paragraph" style:parent-style-name="Text_20_body">
      <style:text-properties officeooo:rsid="0019809f" officeooo:paragraph-rsid="001ddd82"/>
    </style:style>
    <style:style style:name="P4" style:family="paragraph" style:parent-style-name="Standard">
      <style:text-properties officeooo:rsid="000e65e5" officeooo:paragraph-rsid="001035f8"/>
    </style:style>
    <style:style style:name="P5" style:family="paragraph" style:parent-style-name="Table_20_Contents">
      <style:text-properties officeooo:rsid="000e65e5" officeooo:paragraph-rsid="001035f8"/>
    </style:style>
    <style:style style:name="P6" style:family="paragraph" style:parent-style-name="Standard">
      <style:text-properties officeooo:rsid="001035f8" officeooo:paragraph-rsid="001035f8"/>
    </style:style>
    <style:style style:name="P7" style:family="paragraph" style:parent-style-name="Standard">
      <style:paragraph-properties fo:margin-top="0in" fo:margin-bottom="0in" style:contextual-spacing="false" fo:line-height="100%"/>
      <style:text-properties officeooo:rsid="001035f8" officeooo:paragraph-rsid="001035f8"/>
    </style:style>
    <style:style style:name="P8" style:family="paragraph" style:parent-style-name="Standard">
      <style:paragraph-properties fo:margin-top="0in" fo:margin-bottom="0in" style:contextual-spacing="false" fo:line-height="100%"/>
      <style:text-properties officeooo:rsid="001035f8" officeooo:paragraph-rsid="001263c0"/>
    </style:style>
    <style:style style:name="P9" style:family="paragraph" style:parent-style-name="Standard">
      <style:paragraph-properties fo:margin-top="0in" fo:margin-bottom="0in" style:contextual-spacing="false" fo:line-height="100%"/>
      <style:text-properties officeooo:rsid="001035f8" officeooo:paragraph-rsid="0013b500"/>
    </style:style>
    <style:style style:name="P10" style:family="paragraph" style:parent-style-name="Standard">
      <style:text-properties officeooo:rsid="0013b500" officeooo:paragraph-rsid="0013b500"/>
    </style:style>
    <style:style style:name="P11" style:family="paragraph" style:parent-style-name="Table_20_Contents">
      <style:text-properties officeooo:rsid="0013b500" officeooo:paragraph-rsid="0013b500"/>
    </style:style>
    <style:style style:name="P12" style:family="paragraph" style:parent-style-name="Text_20_body">
      <style:text-properties officeooo:rsid="0013b500" officeooo:paragraph-rsid="0013b500"/>
    </style:style>
    <style:style style:name="P13" style:family="paragraph" style:parent-style-name="Standard">
      <style:text-properties officeooo:rsid="0014d14c" officeooo:paragraph-rsid="0014d14c"/>
    </style:style>
    <style:style style:name="P14" style:family="paragraph" style:parent-style-name="Text_20_body">
      <style:text-properties officeooo:rsid="0014d14c" officeooo:paragraph-rsid="0014d14c"/>
    </style:style>
    <style:style style:name="P15" style:family="paragraph" style:parent-style-name="Standard">
      <style:text-properties officeooo:paragraph-rsid="0014d14c"/>
    </style:style>
    <style:style style:name="P16" style:family="paragraph" style:parent-style-name="Standard">
      <style:text-properties officeooo:rsid="0015d3f1" officeooo:paragraph-rsid="0015d3f1"/>
    </style:style>
    <style:style style:name="P17" style:family="paragraph" style:parent-style-name="Text_20_body">
      <style:text-properties officeooo:rsid="0015d3f1" officeooo:paragraph-rsid="0015d3f1"/>
    </style:style>
    <style:style style:name="P18" style:family="paragraph" style:parent-style-name="Standard">
      <style:text-properties officeooo:rsid="0016b563" officeooo:paragraph-rsid="0016b563"/>
    </style:style>
    <style:style style:name="P19" style:family="paragraph" style:parent-style-name="Table_20_Contents">
      <style:text-properties officeooo:rsid="0016b563" officeooo:paragraph-rsid="0016b563"/>
    </style:style>
    <style:style style:name="P20" style:family="paragraph" style:parent-style-name="Text_20_body">
      <style:paragraph-properties fo:margin-top="0in" fo:margin-bottom="0in" style:contextual-spacing="false"/>
      <style:text-properties officeooo:rsid="0016b563" officeooo:paragraph-rsid="0016b563"/>
    </style:style>
    <style:style style:name="P21" style:family="paragraph" style:parent-style-name="Standard">
      <style:text-properties officeooo:rsid="0023f462" officeooo:paragraph-rsid="0023f462"/>
    </style:style>
    <style:style style:name="P22" style:family="paragraph" style:parent-style-name="Standard">
      <style:paragraph-properties fo:margin-top="0in" fo:margin-bottom="0in" style:contextual-spacing="false" fo:line-height="100%"/>
      <style:text-properties officeooo:paragraph-rsid="001263c0"/>
    </style:style>
    <style:style style:name="P23" style:family="paragraph" style:parent-style-name="Table_20_Contents">
      <style:text-properties officeooo:rsid="00120736" officeooo:paragraph-rsid="00120736"/>
    </style:style>
    <style:style style:name="P24" style:family="paragraph" style:parent-style-name="Table_20_Contents">
      <style:text-properties officeooo:rsid="0015e6a8" officeooo:paragraph-rsid="0015e6a8"/>
    </style:style>
    <style:style style:name="P25" style:family="paragraph" style:parent-style-name="Table_20_Contents">
      <style:text-properties officeooo:rsid="0015e6a8" officeooo:paragraph-rsid="0015e6a8" style:text-overline-style="solid" style:text-overline-width="auto" style:text-overline-color="font-color"/>
    </style:style>
    <style:style style:name="P26" style:family="paragraph" style:parent-style-name="Table_20_Contents">
      <style:text-properties officeooo:rsid="0015e6a8" officeooo:paragraph-rsid="0016b563" style:text-overline-style="solid" style:text-overline-width="auto" style:text-overline-color="font-color"/>
    </style:style>
    <style:style style:name="P27" style:family="paragraph" style:parent-style-name="Table_20_Contents">
      <style:text-properties officeooo:rsid="0015e6a8" officeooo:paragraph-rsid="001ddd82" style:text-overline-style="solid" style:text-overline-width="auto" style:text-overline-color="font-color"/>
    </style:style>
    <style:style style:name="P28" style:family="paragraph" style:parent-style-name="Text_20_body">
      <style:text-properties officeooo:rsid="001a0284" officeooo:paragraph-rsid="001ddd82"/>
    </style:style>
    <style:style style:name="P29" style:family="paragraph" style:parent-style-name="Text_20_body">
      <style:paragraph-properties fo:margin-top="0in" fo:margin-bottom="0in" style:contextual-spacing="false"/>
      <style:text-properties officeooo:rsid="001b9647" officeooo:paragraph-rsid="001ddd82"/>
    </style:style>
    <style:style style:name="P30" style:family="paragraph" style:parent-style-name="Text_20_body">
      <style:text-properties officeooo:rsid="00206f55" officeooo:paragraph-rsid="00206f55"/>
    </style:style>
    <style:style style:name="P31" style:family="paragraph" style:parent-style-name="Text_20_body">
      <style:paragraph-properties fo:margin-top="0in" fo:margin-bottom="0in" style:contextual-spacing="false" fo:line-height="100%"/>
      <style:text-properties officeooo:rsid="00259647" officeooo:paragraph-rsid="00259647"/>
    </style:style>
    <style:style style:name="P32" style:family="paragraph" style:parent-style-name="Text_20_body">
      <style:paragraph-properties fo:margin-top="0in" fo:margin-bottom="0in" style:contextual-spacing="false" fo:line-height="100%"/>
      <style:text-properties officeooo:rsid="00264d55" officeooo:paragraph-rsid="00264d55"/>
    </style:style>
    <style:style style:name="P33" style:family="paragraph" style:parent-style-name="Text_20_body">
      <style:paragraph-properties fo:text-align="center" style:justify-single-word="false"/>
      <style:text-properties officeooo:rsid="0028b767" officeooo:paragraph-rsid="0028b767"/>
    </style:style>
    <style:style style:name="P34" style:family="paragraph" style:parent-style-name="Heading_20_1" style:list-style-name=""/>
    <style:style style:name="P35" style:family="paragraph" style:parent-style-name="Heading_20_1" style:list-style-name="">
      <style:text-properties officeooo:rsid="001263c0" officeooo:paragraph-rsid="001263c0"/>
    </style:style>
    <style:style style:name="P36" style:family="paragraph" style:parent-style-name="Heading_20_1">
      <style:paragraph-properties fo:break-before="page"/>
      <style:text-properties officeooo:rsid="001263c0" officeooo:paragraph-rsid="001263c0"/>
    </style:style>
    <style:style style:name="P37" style:family="paragraph" style:parent-style-name="Heading_20_1">
      <style:paragraph-properties fo:break-before="page"/>
    </style:style>
    <style:style style:name="P38" style:family="paragraph" style:parent-style-name="Heading_20_1">
      <style:text-properties style:text-position="0% 100%" officeooo:rsid="0019809f" officeooo:paragraph-rsid="0019809f"/>
    </style:style>
    <style:style style:name="P39" style:family="paragraph" style:parent-style-name="Heading_20_2">
      <style:paragraph-properties fo:text-align="start" style:justify-single-word="false"/>
    </style:style>
    <style:style style:name="P40" style:family="paragraph" style:parent-style-name="Heading_20_2">
      <style:paragraph-properties fo:margin-top="0.0602in" fo:margin-bottom="0in" style:contextual-spacing="false"/>
    </style:style>
    <style:style style:name="P41" style:family="paragraph" style:parent-style-name="Heading_20_2">
      <style:paragraph-properties fo:margin-top="0.0602in" fo:margin-bottom="0in" style:contextual-spacing="false"/>
      <style:text-properties officeooo:paragraph-rsid="0016b563"/>
    </style:style>
    <style:style style:name="P42" style:family="paragraph" style:parent-style-name="Standard" style:list-style-name="L1">
      <style:text-properties officeooo:paragraph-rsid="00100bb9"/>
    </style:style>
    <style:style style:name="P43" style:family="paragraph" style:parent-style-name="Standard" style:list-style-name="L1">
      <style:text-properties officeooo:paragraph-rsid="001035f8"/>
    </style:style>
    <style:style style:name="P44" style:family="paragraph" style:parent-style-name="Standard" style:list-style-name="L1">
      <style:text-properties officeooo:rsid="00100bb9" officeooo:paragraph-rsid="00100bb9"/>
    </style:style>
    <style:style style:name="P45" style:family="paragraph" style:parent-style-name="Standard" style:list-style-name="L1">
      <style:text-properties officeooo:rsid="001035f8" officeooo:paragraph-rsid="001035f8"/>
    </style:style>
    <style:style style:name="P46" style:family="paragraph" style:parent-style-name="Standard" style:list-style-name="L2">
      <style:text-properties officeooo:rsid="002910e1" officeooo:paragraph-rsid="002910e1"/>
    </style:style>
    <style:style style:name="P47" style:family="paragraph" style:parent-style-name="Text_20_body" style:list-style-name="L3">
      <style:text-properties officeooo:rsid="00206f55" officeooo:paragraph-rsid="00206f55"/>
    </style:style>
    <style:style style:name="P48" style:family="paragraph" style:parent-style-name="Text_20_body" style:list-style-name="L3">
      <style:text-properties officeooo:rsid="00206f55" officeooo:paragraph-rsid="00224235"/>
    </style:style>
    <style:style style:name="T1" style:family="text">
      <style:text-properties officeooo:rsid="000e65e5"/>
    </style:style>
    <style:style style:name="T2" style:family="text">
      <style:text-properties style:text-position="sub 58%"/>
    </style:style>
    <style:style style:name="T3" style:family="text">
      <style:text-properties style:text-position="sub 58%" officeooo:rsid="000e65e5"/>
    </style:style>
    <style:style style:name="T4" style:family="text">
      <style:text-properties officeooo:rsid="00100bb9"/>
    </style:style>
    <style:style style:name="T5" style:family="text">
      <style:text-properties officeooo:rsid="00120736"/>
    </style:style>
    <style:style style:name="T6" style:family="text">
      <style:text-properties officeooo:rsid="0013b500"/>
    </style:style>
    <style:style style:name="T7" style:family="text">
      <style:text-properties officeooo:rsid="0014d14c"/>
    </style:style>
    <style:style style:name="T8" style:family="text">
      <style:text-properties officeooo:rsid="0015d3f1"/>
    </style:style>
    <style:style style:name="T9" style:family="text">
      <style:text-properties officeooo:rsid="0015e6a8"/>
    </style:style>
    <style:style style:name="T10" style:family="text">
      <style:text-properties officeooo:rsid="0016b563"/>
    </style:style>
    <style:style style:name="T11" style:family="text">
      <style:text-properties style:text-position="0% 100%"/>
    </style:style>
    <style:style style:name="T12" style:family="text">
      <style:text-properties style:text-position="0% 100%" officeooo:rsid="0018bb2c"/>
    </style:style>
    <style:style style:name="T13" style:family="text">
      <style:text-properties style:text-position="0% 100%" officeooo:rsid="001a0284"/>
    </style:style>
    <style:style style:name="T14" style:family="text">
      <style:text-properties style:text-position="0% 100%" officeooo:rsid="001b9647"/>
    </style:style>
    <style:style style:name="T15" style:family="text">
      <style:text-properties style:text-position="0% 100%" officeooo:rsid="001cffe7"/>
    </style:style>
    <style:style style:name="T16" style:family="text">
      <style:text-properties style:text-position="0% 100%" officeooo:rsid="001ddd82"/>
    </style:style>
    <style:style style:name="T17" style:family="text">
      <style:text-properties style:text-position="0% 100%" officeooo:rsid="0015e6a8" style:text-overline-style="solid" style:text-overline-width="auto" style:text-overline-color="font-color"/>
    </style:style>
    <style:style style:name="T18" style:family="text">
      <style:text-properties style:text-position="super 58%"/>
    </style:style>
    <style:style style:name="T19" style:family="text">
      <style:text-properties style:text-position="super 58%" officeooo:rsid="0018bb2c"/>
    </style:style>
    <style:style style:name="T20" style:family="text">
      <style:text-properties style:text-position="super 58%" officeooo:rsid="001b9647"/>
    </style:style>
    <style:style style:name="T21" style:family="text">
      <style:text-properties officeooo:rsid="001b9647"/>
    </style:style>
    <style:style style:name="T22" style:family="text">
      <style:text-properties officeooo:rsid="001ddd82"/>
    </style:style>
    <style:style style:name="T23" style:family="text">
      <style:text-properties officeooo:rsid="0015e6a8" style:text-overline-style="solid" style:text-overline-width="auto" style:text-overline-color="font-color"/>
    </style:style>
    <style:style style:name="T24" style:family="text">
      <style:text-properties style:text-overline-style="none" style:text-overline-color="font-color"/>
    </style:style>
    <style:style style:name="T25" style:family="text">
      <style:text-properties officeooo:rsid="001ddd82" style:text-overline-style="none" style:text-overline-color="font-color"/>
    </style:style>
    <style:style style:name="T26" style:family="text">
      <style:text-properties officeooo:rsid="00224235"/>
    </style:style>
    <style:style style:name="T27" style:family="text">
      <style:text-properties officeooo:rsid="0023f462"/>
    </style:style>
    <style:style style:name="T28" style:family="text">
      <style:text-properties officeooo:rsid="002845ef"/>
    </style:style>
    <style:style style:name="T29" style:family="text">
      <style:text-properties officeooo:rsid="002910e1"/>
    </style:style>
    <style:style style:name="T30" style:family="text">
      <style:text-properties officeooo:rsid="002caed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ClOGS Power Delivery Board</text:p>
      <text:p text:style-name="P33">Documentation for board rev 2 by Benjamin Crall</text:p>
      <text:h text:style-name="Heading_20_1" text:outline-level="1"><text:span text:style-name="T8">Power </text:span>Outputs:</text:h>
      <text:p text:style-name="P15"><text:span text:style-name="T4">Output channels can be configured for one of </text:span><text:span text:style-name="T5">several</text:span><text:span text:style-name="T4"> modes. </text:span><text:span text:style-name="T5">Output configuration is done by populating or leaving some other components unpopulated. </text:span><text:span text:style-name="T4">A + denotes a current leaving the board, </text:span><text:span text:style-name="T5">and a </text:span><text:span text:style-name="T4">- denotes a current entering the board. Note that all banks do not support all current modes. </text:span><text:span text:style-name="T6">Do not populate components that are not specified. </text:span><text:span text:style-name="T7">Ensure that the output current from all outputs on each power input does not exceed the maximum input current.</text:span></text:p>
      <text:h text:style-name="P39" text:outline-level="2">Bank A:</text:h>
      <text:h text:style-name="Heading_20_3" text:outline-level="3">Available modes: </text:h>
      <text:list xml:id="list3009552527" text:style-name="L1">
        <text:list-item>
          <text:p text:style-name="P42">-500mA</text:p>
        </text:list-item>
        <text:list-item>
          <text:p text:style-name="P42">+1<text:span text:style-name="T1">6</text:span>A</text:p>
        </text:list-item>
        <text:list-item>
          <text:p text:style-name="P44">+16A with soft start</text:p>
        </text:list-item>
      </text:list>
      <text:h text:style-name="Heading_20_3" text:outline-level="3">Configuration Instructions:</text:h>
      <text:p text:style-name="P31">The channel supports 12-24AWG wire</text:p>
      <text:p text:style-name="P7">Each channel may be configured independently</text:p>
      <text:p text:style-name="P8">If you populate the P channel MOSFETs, populate the 10k pullup resistors</text:p>
      <text:p text:style-name="P22">Use the 3pad jumper to select 5 or 12v for the +1<text:span text:style-name="T28">6</text:span>A mode</text:p>
      <text:p text:style-name="P9">In soft start mode, adjust <text:span text:style-name="T1">R</text:span><text:span text:style-name="T3">gate</text:span> to adjust soft start time</text:p>
      <table:table table:name="Table2" table:style-name="Table2">
        <table:table-column table:style-name="Table2.A" table:number-columns-repeated="5"/>
        <table:table-column table:style-name="Table2.F"/>
        <table:table-header-rows>
          <table:table-row table:style-name="TableLine94785585288080">
            <table:table-cell table:style-name="Table2.A1" office:value-type="string">
              <text:p text:style-name="P5">Mode</text:p>
            </table:table-cell>
            <table:table-cell table:style-name="Table2.A1" office:value-type="string">
              <text:p text:style-name="P5">Dual MOSFET</text:p>
            </table:table-cell>
            <table:table-cell table:style-name="Table2.A1" office:value-type="string">
              <text:p text:style-name="P5">P MOSFET</text:p>
            </table:table-cell>
            <table:table-cell table:style-name="Table2.A1" office:value-type="string">
              <text:p text:style-name="P5">R<text:span text:style-name="T2">gate</text:span></text:p>
            </table:table-cell>
            <table:table-cell table:style-name="Table2.A1" office:value-type="string">
              <text:p text:style-name="P5">C</text:p>
            </table:table-cell>
            <table:table-cell table:style-name="Table2.F1" office:value-type="string">
              <text:p text:style-name="P5">2pad Jumper</text:p>
            </table:table-cell>
          </table:table-row>
        </table:table-header-rows>
        <table:table-row table:style-name="TableLine94785585403008">
          <table:table-cell table:style-name="Table2.A2" office:value-type="string">
            <text:p text:style-name="P5">-500mA</text:p>
          </table:table-cell>
          <table:table-cell table:style-name="Table2.A2" office:value-type="string">
            <text:p text:style-name="P5">Yes</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5">Jumped</text:p>
          </table:table-cell>
        </table:table-row>
        <table:table-row table:style-name="TableLine94785585405008">
          <table:table-cell table:style-name="Table2.A2" office:value-type="string">
            <text:p text:style-name="P5">+16A</text:p>
          </table:table-cell>
          <table:table-cell table:style-name="Table2.A2" office:value-type="string">
            <text:p text:style-name="P5">Yes</text:p>
          </table:table-cell>
          <table:table-cell table:style-name="Table2.A2" office:value-type="string">
            <text:p text:style-name="P5">Yes</text:p>
          </table:table-cell>
          <table:table-cell table:style-name="Table2.A2" office:value-type="string">
            <text:p text:style-name="P5">1k</text:p>
          </table:table-cell>
          <table:table-cell table:style-name="Table2.A2" office:value-type="string">
            <text:p text:style-name="P5"/>
          </table:table-cell>
          <table:table-cell table:style-name="Table2.F2" office:value-type="string">
            <text:p text:style-name="P5">Open</text:p>
          </table:table-cell>
        </table:table-row>
        <table:table-row table:style-name="TableLine94785585406080">
          <table:table-cell table:style-name="Table2.A2" office:value-type="string">
            <text:p text:style-name="P5"><text:span text:style-name="T30">+</text:span>16A soft-start</text:p>
          </table:table-cell>
          <table:table-cell table:style-name="Table2.A2" office:value-type="string">
            <text:p text:style-name="P5">Yes</text:p>
          </table:table-cell>
          <table:table-cell table:style-name="Table2.A2" office:value-type="string">
            <text:p text:style-name="P5">Yes</text:p>
          </table:table-cell>
          <table:table-cell table:style-name="Table2.A2" office:value-type="string">
            <text:p text:style-name="P5">680k</text:p>
          </table:table-cell>
          <table:table-cell table:style-name="Table2.A2" office:value-type="string">
            <text:p text:style-name="P5">Yes</text:p>
          </table:table-cell>
          <table:table-cell table:style-name="Table2.F2" office:value-type="string">
            <text:p text:style-name="P5">Open</text:p>
          </table:table-cell>
        </table:table-row>
      </table:table>
      <text:h text:style-name="Heading_20_2" text:outline-level="2">Bank B and C:</text:h>
      <text:h text:style-name="Heading_20_3" text:outline-level="3">Available Modes:</text:h>
      <text:list xml:id="list144813313714217" text:continue-numbering="true" text:style-name="L1">
        <text:list-item>
          <text:p text:style-name="P43">±1.5A</text:p>
        </text:list-item>
        <text:list-item>
          <text:p text:style-name="P45">-500mA</text:p>
        </text:list-item>
      </text:list>
      <text:h text:style-name="Heading_20_3" text:outline-level="3">Configuration Instructions:</text:h>
      <text:p text:style-name="P32">These channels support 16-26AWG wire</text:p>
      <text:p text:style-name="P6">A channel pair is an even channel and the next odd channel (e.g. 0 and 1)</text:p>
      <text:p text:style-name="P6">Each channel pair must be configured for the same mode.</text:p>
      <table:table table:name="Table3" table:style-name="Table3">
        <table:table-column table:style-name="Table3.A"/>
        <table:table-column table:style-name="Table3.B"/>
        <table:table-column table:style-name="Table3.C"/>
        <table:table-header-rows>
          <table:table-row table:style-name="TableLine94785585323952">
            <table:table-cell table:style-name="Table3.A1" office:value-type="string">
              <text:p text:style-name="P5">Mode</text:p>
            </table:table-cell>
            <table:table-cell table:style-name="Table3.A1" office:value-type="string">
              <text:p text:style-name="P5">Dual Driver</text:p>
            </table:table-cell>
            <table:table-cell table:style-name="Table3.C1" office:value-type="string">
              <text:p text:style-name="P5">Dual MOSFET</text:p>
            </table:table-cell>
          </table:table-row>
        </table:table-header-rows>
        <table:table-row table:style-name="TableLine94785585425392">
          <table:table-cell table:style-name="Table3.A2" office:value-type="string">
            <text:p text:style-name="P5">-500mA</text:p>
          </table:table-cell>
          <table:table-cell table:style-name="Table3.A2" office:value-type="string">
            <text:p text:style-name="P5"/>
          </table:table-cell>
          <table:table-cell table:style-name="Table3.C2" office:value-type="string">
            <text:p text:style-name="P5">Yes</text:p>
          </table:table-cell>
        </table:table-row>
        <table:table-row table:style-name="TableLine94785585427712">
          <table:table-cell table:style-name="Table3.A2" office:value-type="string">
            <text:p text:style-name="P4">±1.5A</text:p>
          </table:table-cell>
          <table:table-cell table:style-name="Table3.A2" office:value-type="string">
            <text:p text:style-name="P23">Yes</text:p>
          </table:table-cell>
          <table:table-cell table:style-name="Table3.C2" office:value-type="string">
            <text:p text:style-name="P5"/>
          </table:table-cell>
        </table:table-row>
      </table:table>
      <text:h text:style-name="P35" text:outline-level="1"/>
      <text:h text:style-name="P36" text:outline-level="1">Power <text:span text:style-name="T8">Inputs</text:span></text:h>
      <text:h text:style-name="Heading_20_2" text:outline-level="2">Input:</text:h>
      <text:p text:style-name="P1">Power is supplied to the 3 position connector on the left edge of the board. <text:span text:style-name="T6">The pinout is</text:span></text:p>
      <table:table table:name="Table1" table:style-name="Table1">
        <table:table-column table:style-name="Table1.A"/>
        <table:table-header-rows>
          <table:table-row table:style-name="TableLine94785585435280">
            <table:table-cell table:style-name="Table1.A1" office:value-type="string">
              <text:p text:style-name="P11">+12V <text:span text:style-name="T29">25</text:span>A</text:p>
            </table:table-cell>
          </table:table-row>
        </table:table-header-rows>
        <table:table-row table:style-name="TableLine94785585436864">
          <table:table-cell table:style-name="Table1.A2" office:value-type="string">
            <text:p text:style-name="P11">GND 16A</text:p>
          </table:table-cell>
        </table:table-row>
        <table:table-row table:style-name="TableLine94785585441504">
          <table:table-cell table:style-name="Table1.A2" office:value-type="string">
            <text:p text:style-name="P10">+5V 16A</text:p>
          </table:table-cell>
        </table:table-row>
      </table:table>
      <text:p text:style-name="P13">The board does not draw or provide any power to the raspberry pi</text:p>
      <text:p text:style-name="P21">Each input supports 8-24AWG wire.</text:p>
      <text:h text:style-name="Heading_20_2" text:outline-level="2">Protection:</text:h>
      <text:p text:style-name="P10">Each power input has reverse polarity protection.</text:p>
      <text:p text:style-name="P10">There is no overcurrent protection. <text:span text:style-name="T29">Be sure to not to draw too much current from single or combination of outputs. See the channel documentation above to see the individual channel output currents.</text:span></text:p>
      <text:list xml:id="list2386689027" text:style-name="L2">
        <text:list-item>
          <text:p text:style-name="P46">Channel A supports up to 18A of total output current on 5V</text:p>
        </text:list-item>
        <text:list-item>
          <text:p text:style-name="P46">Channel A and B share 18A of total output current on 12V</text:p>
        </text:list-item>
        <text:list-item>
          <text:p text:style-name="P46">Channel C has 7A of total output current at 12V independent of channels A and B</text:p>
        </text:list-item>
      </text:list>
      <text:h text:style-name="Heading_20_2" text:outline-level="2">Outputs:</text:h>
      <text:p text:style-name="P12">Power indicator LEDs are in the lower left corner of the board. Next to them are power output pins. These pins are capable of 1A each, except for 3.3V which <text:span text:style-name="T7">is capable of 250mA</text:span></text:p>
      <text:h text:style-name="Heading_20_1" text:outline-level="1">Analog Inputs</text:h>
      <text:h text:style-name="Heading_20_2" text:outline-level="2">Main Inputs</text:h>
      <text:p text:style-name="P14">Each board has 4 analog inputs available on the top left 8 pin connector. The pinout is</text:p>
      <table:table table:name="Table4" table:style-name="Table4">
        <table:table-column table:style-name="Table4.A" table:number-columns-repeated="7"/>
        <table:table-column table:style-name="Table4.H"/>
        <table:table-header-rows>
          <table:table-row table:style-name="TableLine94785585469728">
            <table:table-cell table:style-name="Table4.A1" office:value-type="string">
              <text:p text:style-name="P16">ADC0</text:p>
            </table:table-cell>
            <table:table-cell table:style-name="Table4.A1" office:value-type="string">
              <text:p text:style-name="P16">Agnd</text:p>
            </table:table-cell>
            <table:table-cell table:style-name="Table4.A1" office:value-type="string">
              <text:p text:style-name="P16">ADC1</text:p>
            </table:table-cell>
            <table:table-cell table:style-name="Table4.A1" office:value-type="string">
              <text:p text:style-name="P16">Agnd</text:p>
            </table:table-cell>
            <table:table-cell table:style-name="Table4.A1" office:value-type="string">
              <text:p text:style-name="P16">ADC2</text:p>
            </table:table-cell>
            <table:table-cell table:style-name="Table4.A1" office:value-type="string">
              <text:p text:style-name="P16">Agnd</text:p>
            </table:table-cell>
            <table:table-cell table:style-name="Table4.A1" office:value-type="string">
              <text:p text:style-name="P16">ADC3</text:p>
            </table:table-cell>
            <table:table-cell table:style-name="Table4.H1" office:value-type="string">
              <text:p text:style-name="P16">Agnd</text:p>
            </table:table-cell>
          </table:table-row>
        </table:table-header-rows>
      </table:table>
      <text:p text:style-name="P16">Agnd is connected to general ground by the left link at the top of the Analog In section. This link can be replaced by a 0805 ferrite bead if desired.</text:p>
      <text:p text:style-name="P16">Be careful to avoid ground loops when connecting to the Agnd pins</text:p>
      <text:h text:style-name="Heading_20_2" text:outline-level="2">.1” Inputs</text:h>
      <text:p text:style-name="P17">The analog inputs are also available on the .1” header above the main connector. The pinout of this connector is</text:p>
      <table:table table:name="Table5" table:style-name="Table5">
        <table:table-column table:style-name="Table5.A" table:number-columns-repeated="2"/>
        <table:table-column table:style-name="Table5.C"/>
        <table:table-column table:style-name="Table5.A"/>
        <table:table-column table:style-name="Table5.E"/>
        <table:table-header-rows>
          <table:table-row table:style-name="TableLine94785585480192">
            <table:table-cell table:style-name="Table5.A1" office:value-type="string">
              <text:p text:style-name="P16">ADC0</text:p>
            </table:table-cell>
            <table:table-cell table:style-name="Table5.A1" office:value-type="string">
              <text:p text:style-name="P16">ADC1</text:p>
            </table:table-cell>
            <table:table-cell table:style-name="Table5.A1" office:value-type="string">
              <text:p text:style-name="P16">ADC2</text:p>
            </table:table-cell>
            <table:table-cell table:style-name="Table5.A1" office:value-type="string">
              <text:p text:style-name="P16">ADC3</text:p>
            </table:table-cell>
            <table:table-cell table:style-name="Table5.E1" office:value-type="string">
              <text:p text:style-name="P16">Agnd</text:p>
            </table:table-cell>
          </table:table-row>
        </table:table-header-rows>
      </table:table>
      <text:h text:style-name="P34" text:outline-level="1"/>
      <text:h text:style-name="P37" text:outline-level="1"><text:span text:style-name="T8">Data</text:span> Connectors</text:h>
      <text:h text:style-name="Heading_20_2" text:outline-level="2">1<text:span text:style-name="T9">x</text:span> IDC 40 pin connector for the Raspberry pi</text:h>
      <table:table table:name="Table6" table:style-name="Table6">
        <table:table-column table:style-name="Table6.A"/>
        <table:table-column table:style-name="Table6.B" table:number-columns-repeated="2"/>
        <table:table-column table:style-name="Table6.D"/>
        <table:table-header-rows>
          <table:table-row table:style-name="TableLine94785585450512">
            <table:table-cell table:style-name="Table6.A1" office:value-type="string">
              <text:p text:style-name="P24"/>
            </table:table-cell>
            <table:table-cell table:style-name="Table6.A1" office:value-type="string">
              <text:p text:style-name="P24">01</text:p>
            </table:table-cell>
            <table:table-cell table:style-name="Table6.A1" office:value-type="string">
              <text:p text:style-name="P24">02</text:p>
            </table:table-cell>
            <table:table-cell table:style-name="Table6.D1" office:value-type="string">
              <text:p text:style-name="P24"/>
            </table:table-cell>
          </table:table-row>
        </table:table-header-rows>
        <table:table-row table:style-name="TableLine94785585562336">
          <table:table-cell table:style-name="Table6.A2" office:value-type="string">
            <text:p text:style-name="P24">SDA<text:span text:style-name="T10">1</text:span></text:p>
          </table:table-cell>
          <table:table-cell table:style-name="Table6.A2" office:value-type="string">
            <text:p text:style-name="P24">03</text:p>
          </table:table-cell>
          <table:table-cell table:style-name="Table6.A2" office:value-type="string">
            <text:p text:style-name="P24">04</text:p>
          </table:table-cell>
          <table:table-cell table:style-name="Table6.D2" office:value-type="string">
            <text:p text:style-name="P24"/>
          </table:table-cell>
        </table:table-row>
        <table:table-row table:style-name="TableLine94785585564512">
          <table:table-cell table:style-name="Table6.A2" office:value-type="string">
            <text:p text:style-name="P24">SCL<text:span text:style-name="T10">1</text:span></text:p>
          </table:table-cell>
          <table:table-cell table:style-name="Table6.A2" office:value-type="string">
            <text:p text:style-name="P24">05</text:p>
          </table:table-cell>
          <table:table-cell table:style-name="Table6.A2" office:value-type="string">
            <text:p text:style-name="P24">06</text:p>
          </table:table-cell>
          <table:table-cell table:style-name="Table6.D2" office:value-type="string">
            <text:p text:style-name="P24">GND</text:p>
          </table:table-cell>
        </table:table-row>
        <table:table-row table:style-name="TableLine94785585565408">
          <table:table-cell table:style-name="Table6.A2" office:value-type="string">
            <text:p text:style-name="P24">TX3</text:p>
          </table:table-cell>
          <table:table-cell table:style-name="Table6.A2" office:value-type="string">
            <text:p text:style-name="P24">07</text:p>
          </table:table-cell>
          <table:table-cell table:style-name="Table6.A2" office:value-type="string">
            <text:p text:style-name="P24">08</text:p>
          </table:table-cell>
          <table:table-cell table:style-name="Table6.D2" office:value-type="string">
            <text:p text:style-name="P24">TX0</text:p>
          </table:table-cell>
        </table:table-row>
        <table:table-row table:style-name="TableLine94785585566464">
          <table:table-cell table:style-name="Table6.A2" office:value-type="string">
            <text:p text:style-name="P24">GND</text:p>
          </table:table-cell>
          <table:table-cell table:style-name="Table6.A2" office:value-type="string">
            <text:p text:style-name="P24">09</text:p>
          </table:table-cell>
          <table:table-cell table:style-name="Table6.A2" office:value-type="string">
            <text:p text:style-name="P24">10</text:p>
          </table:table-cell>
          <table:table-cell table:style-name="Table6.D2" office:value-type="string">
            <text:p text:style-name="P24">TX0</text:p>
          </table:table-cell>
        </table:table-row>
        <table:table-row table:style-name="TableLine94785585567600">
          <table:table-cell table:style-name="Table6.A2" office:value-type="string">
            <text:p text:style-name="P27">TMP_ALERT<text:span text:style-name="T24"> </text:span><text:span text:style-name="T25">(GPIO17)</text:span></text:p>
          </table:table-cell>
          <table:table-cell table:style-name="Table6.A2" office:value-type="string">
            <text:p text:style-name="P24">11</text:p>
          </table:table-cell>
          <table:table-cell table:style-name="Table6.A2" office:value-type="string">
            <text:p text:style-name="P24">12</text:p>
          </table:table-cell>
          <table:table-cell table:style-name="Table6.D2" office:value-type="string">
            <text:p text:style-name="P24"/>
          </table:table-cell>
        </table:table-row>
        <table:table-row table:style-name="TableLine94785585568608">
          <table:table-cell table:style-name="Table6.A2" office:value-type="string">
            <text:p text:style-name="P27">ADC_RDY<text:span text:style-name="T24"> </text:span><text:span text:style-name="T25">(GPIO27)</text:span></text:p>
          </table:table-cell>
          <table:table-cell table:style-name="Table6.A2" office:value-type="string">
            <text:p text:style-name="P24">13</text:p>
          </table:table-cell>
          <table:table-cell table:style-name="Table6.A2" office:value-type="string">
            <text:p text:style-name="P24">14</text:p>
          </table:table-cell>
          <table:table-cell table:style-name="Table6.D2" office:value-type="string">
            <text:p text:style-name="P24">GND</text:p>
          </table:table-cell>
        </table:table-row>
        <table:table-row table:style-name="TableLine94785585569664">
          <table:table-cell table:style-name="Table6.A2" office:value-type="string">
            <text:p text:style-name="P24"/>
          </table:table-cell>
          <table:table-cell table:style-name="Table6.A2" office:value-type="string">
            <text:p text:style-name="P24">15</text:p>
          </table:table-cell>
          <table:table-cell table:style-name="Table6.A2" office:value-type="string">
            <text:p text:style-name="P24">16</text:p>
          </table:table-cell>
          <table:table-cell table:style-name="Table6.D2" office:value-type="string">
            <text:p text:style-name="P24"/>
          </table:table-cell>
        </table:table-row>
        <table:table-row table:style-name="TableLine94785585570720">
          <table:table-cell table:style-name="Table6.A2" office:value-type="string">
            <text:p text:style-name="P24"/>
          </table:table-cell>
          <table:table-cell table:style-name="Table6.A2" office:value-type="string">
            <text:p text:style-name="P24">17</text:p>
          </table:table-cell>
          <table:table-cell table:style-name="Table6.A2" office:value-type="string">
            <text:p text:style-name="P24">18</text:p>
          </table:table-cell>
          <table:table-cell table:style-name="Table6.D2" office:value-type="string">
            <text:p text:style-name="P24"/>
          </table:table-cell>
        </table:table-row>
        <table:table-row table:style-name="TableLine94785585572224">
          <table:table-cell table:style-name="Table6.A2" office:value-type="string">
            <text:p text:style-name="P24"/>
          </table:table-cell>
          <table:table-cell table:style-name="Table6.A2" office:value-type="string">
            <text:p text:style-name="P24">19</text:p>
          </table:table-cell>
          <table:table-cell table:style-name="Table6.A2" office:value-type="string">
            <text:p text:style-name="P24">20</text:p>
          </table:table-cell>
          <table:table-cell table:style-name="Table6.D2" office:value-type="string">
            <text:p text:style-name="P24">GND</text:p>
          </table:table-cell>
        </table:table-row>
        <table:table-row table:style-name="TableLine94785585573280">
          <table:table-cell table:style-name="Table6.A2" office:value-type="string">
            <text:p text:style-name="P24">RX4</text:p>
          </table:table-cell>
          <table:table-cell table:style-name="Table6.A2" office:value-type="string">
            <text:p text:style-name="P24">21</text:p>
          </table:table-cell>
          <table:table-cell table:style-name="Table6.A2" office:value-type="string">
            <text:p text:style-name="P24">22</text:p>
          </table:table-cell>
          <table:table-cell table:style-name="Table6.D2" office:value-type="string">
            <text:p text:style-name="P24"/>
          </table:table-cell>
        </table:table-row>
        <table:table-row table:style-name="TableLine94785585574336">
          <table:table-cell table:style-name="Table6.A2" office:value-type="string">
            <text:p text:style-name="P24"/>
          </table:table-cell>
          <table:table-cell table:style-name="Table6.A2" office:value-type="string">
            <text:p text:style-name="P24">23</text:p>
          </table:table-cell>
          <table:table-cell table:style-name="Table6.A2" office:value-type="string">
            <text:p text:style-name="P24">24</text:p>
          </table:table-cell>
          <table:table-cell table:style-name="Table6.D2" office:value-type="string">
            <text:p text:style-name="P24">TX2</text:p>
          </table:table-cell>
        </table:table-row>
        <table:table-row table:style-name="TableLine94785585575392">
          <table:table-cell table:style-name="Table6.A2" office:value-type="string">
            <text:p text:style-name="P24">GND</text:p>
          </table:table-cell>
          <table:table-cell table:style-name="Table6.A2" office:value-type="string">
            <text:p text:style-name="P24">25</text:p>
          </table:table-cell>
          <table:table-cell table:style-name="Table6.A2" office:value-type="string">
            <text:p text:style-name="P24">26</text:p>
          </table:table-cell>
          <table:table-cell table:style-name="Table6.D2" office:value-type="string">
            <text:p text:style-name="P24"/>
          </table:table-cell>
        </table:table-row>
        <table:table-row table:style-name="TableLine94785585576448">
          <table:table-cell table:style-name="Table6.A2" office:value-type="string">
            <text:p text:style-name="P24">TX2</text:p>
          </table:table-cell>
          <table:table-cell table:style-name="Table6.A2" office:value-type="string">
            <text:p text:style-name="P24">27</text:p>
          </table:table-cell>
          <table:table-cell table:style-name="Table6.A2" office:value-type="string">
            <text:p text:style-name="P24">28</text:p>
          </table:table-cell>
          <table:table-cell table:style-name="Table6.D2" office:value-type="string">
            <text:p text:style-name="P24">RX2</text:p>
          </table:table-cell>
        </table:table-row>
        <table:table-row table:style-name="TableLine94785585577504">
          <table:table-cell table:style-name="Table6.A2" office:value-type="string">
            <text:p text:style-name="P24">RX3</text:p>
          </table:table-cell>
          <table:table-cell table:style-name="Table6.A2" office:value-type="string">
            <text:p text:style-name="P24">29</text:p>
          </table:table-cell>
          <table:table-cell table:style-name="Table6.A2" office:value-type="string">
            <text:p text:style-name="P24">30</text:p>
          </table:table-cell>
          <table:table-cell table:style-name="Table6.D2" office:value-type="string">
            <text:p text:style-name="P24">GND</text:p>
          </table:table-cell>
        </table:table-row>
        <table:table-row table:style-name="TableLine94785585578560">
          <table:table-cell table:style-name="Table6.A2" office:value-type="string">
            <text:p text:style-name="P25">IO_RESET<text:span text:style-name="T24"> </text:span><text:span text:style-name="T25">(GPIO6)</text:span></text:p>
          </table:table-cell>
          <table:table-cell table:style-name="Table6.A2" office:value-type="string">
            <text:p text:style-name="P24">31</text:p>
          </table:table-cell>
          <table:table-cell table:style-name="Table6.A2" office:value-type="string">
            <text:p text:style-name="P24">32</text:p>
          </table:table-cell>
          <table:table-cell table:style-name="Table6.D2" office:value-type="string">
            <text:p text:style-name="P24">TX5</text:p>
          </table:table-cell>
        </table:table-row>
        <table:table-row table:style-name="TableLine94785585579616">
          <table:table-cell table:style-name="Table6.A2" office:value-type="string">
            <text:p text:style-name="P24">RX5</text:p>
          </table:table-cell>
          <table:table-cell table:style-name="Table6.A2" office:value-type="string">
            <text:p text:style-name="P24">33</text:p>
          </table:table-cell>
          <table:table-cell table:style-name="Table6.A2" office:value-type="string">
            <text:p text:style-name="P24">34</text:p>
          </table:table-cell>
          <table:table-cell table:style-name="Table6.D2" office:value-type="string">
            <text:p text:style-name="P24">GND</text:p>
          </table:table-cell>
        </table:table-row>
        <table:table-row table:style-name="TableLine94785585580672">
          <table:table-cell table:style-name="Table6.A2" office:value-type="string">
            <text:p text:style-name="P24"/>
          </table:table-cell>
          <table:table-cell table:style-name="Table6.A2" office:value-type="string">
            <text:p text:style-name="P24">35</text:p>
          </table:table-cell>
          <table:table-cell table:style-name="Table6.A2" office:value-type="string">
            <text:p text:style-name="P24">36</text:p>
          </table:table-cell>
          <table:table-cell table:style-name="Table6.D2" office:value-type="string">
            <text:p text:style-name="P24"/>
          </table:table-cell>
        </table:table-row>
        <table:table-row table:style-name="TableLine94785585581728">
          <table:table-cell table:style-name="Table6.A2" office:value-type="string">
            <text:p text:style-name="P24"/>
          </table:table-cell>
          <table:table-cell table:style-name="Table6.A2" office:value-type="string">
            <text:p text:style-name="P24">37</text:p>
          </table:table-cell>
          <table:table-cell table:style-name="Table6.A2" office:value-type="string">
            <text:p text:style-name="P24">38</text:p>
          </table:table-cell>
          <table:table-cell table:style-name="Table6.D2" office:value-type="string">
            <text:p text:style-name="P24"/>
          </table:table-cell>
        </table:table-row>
        <table:table-row table:style-name="TableLine94785585582784">
          <table:table-cell table:style-name="Table6.A2" office:value-type="string">
            <text:p text:style-name="P24">GND</text:p>
          </table:table-cell>
          <table:table-cell table:style-name="Table6.A2" office:value-type="string">
            <text:p text:style-name="P24">39</text:p>
          </table:table-cell>
          <table:table-cell table:style-name="Table6.A2" office:value-type="string">
            <text:p text:style-name="P24">40</text:p>
          </table:table-cell>
          <table:table-cell table:style-name="Table6.D2" office:value-type="string">
            <text:p text:style-name="P24"/>
          </table:table-cell>
        </table:table-row>
      </table:table>
      <text:p text:style-name="P20">The 3.3V and 5V pins on the Raspberry Pi are not connected</text:p>
      <text:h text:style-name="Heading_20_2" text:outline-level="2">4 pin I<text:span text:style-name="T18">2</text:span>C<text:span text:style-name="T10">1</text:span></text:h>
      <table:table table:name="Table7" table:style-name="Table7">
        <table:table-column table:style-name="Table7.A" table:number-columns-repeated="3"/>
        <table:table-column table:style-name="Table7.D"/>
        <table:table-header-rows>
          <table:table-row table:style-name="TableLine94785585585600">
            <table:table-cell table:style-name="Table7.A1" office:value-type="string">
              <text:p text:style-name="P19">GND</text:p>
            </table:table-cell>
            <table:table-cell table:style-name="Table7.A1" office:value-type="string">
              <text:p text:style-name="P19">3.3V</text:p>
            </table:table-cell>
            <table:table-cell table:style-name="Table7.A1" office:value-type="string">
              <text:p text:style-name="P19">SCL1</text:p>
            </table:table-cell>
            <table:table-cell table:style-name="Table7.D1" office:value-type="string">
              <text:p text:style-name="P19">SDA1</text:p>
            </table:table-cell>
          </table:table-row>
        </table:table-header-rows>
      </table:table>
      <text:p text:style-name="P18">This is the internal I<text:span text:style-name="T18">2</text:span><text:span text:style-name="T11">C bus used to communicate with the card</text:span></text:p>
      <text:h text:style-name="P40" text:outline-level="2">4 pin (2x2) Signals</text:h>
      <table:table table:name="Table8" table:style-name="Table8">
        <table:table-column table:style-name="Table8.A"/>
        <table:table-column table:style-name="Table8.B"/>
        <table:table-header-rows>
          <table:table-row table:style-name="Table8.1">
            <table:table-cell table:style-name="Table8.A1" office:value-type="string">
              <text:p text:style-name="P26">ADC_RDY</text:p>
            </table:table-cell>
            <table:table-cell table:style-name="Table8.B1" office:value-type="string">
              <text:p text:style-name="P26">TMP_ALERT</text:p>
            </table:table-cell>
          </table:table-row>
        </table:table-header-rows>
        <table:table-row table:style-name="Table8.1">
          <table:table-cell table:style-name="Table8.A2" office:value-type="string">
            <text:p text:style-name="P25">IO_RESET</text:p>
          </table:table-cell>
          <table:table-cell table:style-name="Table8.B2" office:value-type="string">
            <text:p text:style-name="P19">gnd</text:p>
          </table:table-cell>
        </table:table-row>
      </table:table>
      <text:h text:style-name="P41" text:outline-level="2">3 pin Serial</text:h>
      <table:table table:name="Table9" table:style-name="Table9">
        <table:table-column table:style-name="Table9.A" table:number-columns-repeated="3"/>
        <table:table-header-rows>
          <table:table-row table:style-name="TableLine94785585597552">
            <table:table-cell table:style-name="Table9.A1" office:value-type="string">
              <text:p text:style-name="P19">gnd</text:p>
            </table:table-cell>
            <table:table-cell table:style-name="Table9.A1" office:value-type="string">
              <text:p text:style-name="P19">RX (in)</text:p>
            </table:table-cell>
            <table:table-cell table:style-name="Table9.C1" office:value-type="string">
              <text:p text:style-name="P19">TX (out)</text:p>
            </table:table-cell>
          </table:table-row>
        </table:table-header-rows>
      </table:table>
      <text:p text:style-name="P18">These headers connect to (from top to bottom) UART0, UART2, UART3, UART4, UART5 </text:p>
      <text:p text:style-name="P18">UART2 can also double as I<text:span text:style-name="T18">2</text:span><text:span text:style-name="T11">C0. </text:span><text:span text:style-name="T12">To use this as I</text:span><text:span text:style-name="T19">2</text:span><text:span text:style-name="T12">C0, populate R4 and R5, otherwise leave them empty</text:span></text:p>
      <table:table table:name="Table10" table:style-name="Table10">
        <table:table-column table:style-name="Table10.A" table:number-columns-repeated="3"/>
        <table:table-header-rows>
          <table:table-row table:style-name="TableLine94785585600144">
            <table:table-cell table:style-name="Table10.A1" office:value-type="string">
              <text:p text:style-name="P19">gnd</text:p>
            </table:table-cell>
            <table:table-cell table:style-name="Table10.A1" office:value-type="string">
              <text:p text:style-name="P19">SCL0</text:p>
            </table:table-cell>
            <table:table-cell table:style-name="Table10.C1" office:value-type="string">
              <text:p text:style-name="P19">SDA0</text:p>
            </table:table-cell>
          </table:table-row>
        </table:table-header-rows>
      </table:table>
      <text:h text:style-name="P38" text:outline-level="1"><text:soft-page-break/>Signal Configuration</text:h>
      <text:p text:style-name="P2">All I<text:span text:style-name="T18">2</text:span><text:span text:style-name="T11">C devices on the board are connected to I</text:span><text:span text:style-name="T18">2</text:span><text:span text:style-name="T11">C1 on the Raspberry Pi.</text:span></text:p>
      <text:h text:style-name="Heading_20_2" text:outline-level="2">Power Output Banks</text:h>
      <text:p text:style-name="P3">The power output banks are controlled by MAX7310 I<text:span text:style-name="T18">2</text:span><text:span text:style-name="T11">C expanders. </text:span>Each power output bank can be configured to 1 of 8 I<text:span text:style-name="T18">2</text:span><text:span text:style-name="T11">C addresses. The I</text:span><text:span text:style-name="T18">2</text:span><text:span text:style-name="T11">C address for each bank is between 0x20 and 0x27. The 3 jumpers configure the 3 lower bits of the address, and the binary </text:span><text:span text:style-name="T13">address </text:span><text:span text:style-name="T11">is 0100{AD2}{AD1}{AD0}. The default jumpers connect the address pins to SCL </text:span><text:span text:style-name="T13">(0) </text:span><text:span text:style-name="T11">and SDA </text:span><text:span text:style-name="T13">(1)</text:span><text:span text:style-name="T11">. </text:span><text:span text:style-name="T13">See the datasheet if more addresses are required. Banks A,B and C have the default addresses of 0x20, 0x21, and 0x22. </text:span><text:span text:style-name="T16">The active low </text:span><text:span text:style-name="T17">IO_RESET</text:span><text:span text:style-name="T15"> </text:span><text:span text:style-name="T16">signal is connected to the Raspberry Pi. Ensure that this signal is held high through boot to not reset the expanders. </text:span><text:span text:style-name="T17">IO_RESET</text:span><text:span text:style-name="T15"> </text:span><text:span text:style-name="T16">is pulled high by a 4.7k resistor. S</text:span><text:span text:style-name="T15">ee the datasheet for device usage.</text:span></text:p>
      <text:h text:style-name="Heading_20_2" text:outline-level="2">ADC</text:h>
      <text:p text:style-name="P28">The ADC is a<text:span text:style-name="T21">n</text:span> ADS1115IDGS <text:span text:style-name="T21">I</text:span><text:span text:style-name="T20">2</text:span><text:span text:style-name="T14">C ADC</text:span><text:span text:style-name="T21"> with a default address of 0x48. Use the jumper to select the alternate address of 0x49 if required. </text:span><text:span text:style-name="T22">The active low </text:span><text:span text:style-name="T23">ADC_RDY</text:span><text:span text:style-name="T22"> signal is connected to the Raspberry Pi connector. </text:span><text:span text:style-name="T23">ADC_RDY</text:span><text:span text:style-name="T22"> </text:span><text:span text:style-name="T16">is pulled high by a 4.7k resistor. </text:span><text:span text:style-name="T22">S</text:span><text:span text:style-name="T21">ee the datasheet for device usage.</text:span></text:p>
      <text:h text:style-name="Heading_20_2" text:outline-level="2">Temperature Sensor</text:h>
      <text:p text:style-name="P29">The temperature sensor is an ADT7410TRZ I<text:span text:style-name="T18">2</text:span><text:span text:style-name="T11">C </text:span>Temperature Sensor. The default address is 0x4A. Use the <text:span text:style-name="T22">left </text:span>jumper to select the alternate address of 0x4B if required. Note that only the A0 pin is used and the A1 pin is tied to 3.3V to avoid address conflicts with the ADC. <text:span text:style-name="T22">Additionally, the sensor can also create two alert or alarm signals which are active low and connected to </text:span><text:span text:style-name="T23">TMP_ALERT</text:span>. <text:span text:style-name="T22">Use the right jumper to select between the “Critical Overtemperature” (CT) and “Overtemperature and Undertemperature” (INT) signals. </text:span><text:span text:style-name="T23">TMP_ALERT</text:span><text:span text:style-name="T15"> </text:span><text:span text:style-name="T16">is pulled high by a 4.7k resistor. </text:span><text:span text:style-name="T22">S</text:span>ee the datasheet for device usage.</text:p>
      <text:h text:style-name="Heading_20_1" text:outline-level="1">Using Multiple Boards</text:h>
      <text:p text:style-name="P30">Two of these boards may be used in <text:span text:style-name="T27">together</text:span> <text:span text:style-name="T27">to provide additional output channels</text:span>. To do this, the first board <text:span text:style-name="T27">should be configured in the default configuration</text:span>. On the second board:</text:p>
      <text:list xml:id="list2085920229" text:style-name="L3">
        <text:list-item>
          <text:p text:style-name="P47">Change the AD2 jumper on each bank from 0 to 1. Banks A, B, and C will now be on I<text:span text:style-name="T18">2</text:span><text:span text:style-name="T11">C addresses <text:s/></text:span><text:span text:style-name="T13">0x2</text:span><text:span text:style-name="T11">4</text:span><text:span text:style-name="T13">, 0x2</text:span><text:span text:style-name="T11">5</text:span><text:span text:style-name="T13">, and 0x2</text:span><text:span text:style-name="T11">6</text:span></text:p>
        </text:list-item>
        <text:list-item>
          <text:p text:style-name="P47">Change the address jumper on the ADC to 0x49</text:p>
        </text:list-item>
        <text:list-item>
          <text:p text:style-name="P47">Change the address jumpers on the temperature sensor to 0x4B</text:p>
        </text:list-item>
        <text:list-item>
          <text:p text:style-name="P47">Connect the 40 pin IDC connector to both boards in parallel</text:p>
          <text:list>
            <text:list-item>
              <text:p text:style-name="P48">Alternately, connect the 4 pin (2x2) Signals connector and <text:span text:style-name="T26">the 4 pin (2x2) Signals connector except for the 3.3V pin directly between the two board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1in" fo:margin-bottom="0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in" fo:margin-bottom="0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style:text-underline-style="solid" style:text-underline-width="auto" style:text-underline-color="font-color"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0:47:20.027543097</meta:creation-date>
    <dc:date>2022-09-23T14:48:11.965737456</dc:date>
    <meta:editing-duration>PT48M47S</meta:editing-duration>
    <meta:editing-cycles>15</meta:editing-cycles>
    <meta:generator>LibreOffice/7.3.5.2$Linux_X86_64 LibreOffice_project/30$Build-2</meta:generator>
    <meta:document-statistic meta:table-count="10" meta:image-count="0" meta:object-count="0" meta:page-count="4" meta:paragraph-count="187" meta:word-count="1065" meta:character-count="5645" meta:non-whitespace-character-count="4777"/>
  </office:meta>
</office:document-meta>
</file>